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0cd" officeooo:paragraph-rsid="001810cd"/>
    </style:style>
    <style:style style:name="P2" style:family="paragraph" style:parent-style-name="Standard">
      <style:text-properties officeooo:paragraph-rsid="001810cd"/>
    </style:style>
    <style:style style:name="P3" style:family="paragraph" style:parent-style-name="Text_20_body">
      <style:text-properties officeooo:rsid="001810cd" officeooo:paragraph-rsid="001810cd"/>
    </style:style>
    <style:style style:name="P4" style:family="paragraph" style:parent-style-name="Heading_20_3">
      <style:text-properties officeooo:rsid="001810cd" officeooo:paragraph-rsid="001810cd"/>
    </style:style>
    <style:style style:name="P5" style:family="paragraph" style:parent-style-name="Heading_20_2">
      <style:text-properties officeooo:rsid="001810cd" officeooo:paragraph-rsid="001810cd"/>
    </style:style>
    <style:style style:name="P6" style:family="paragraph" style:parent-style-name="Preformatted_20_Text">
      <style:text-properties officeooo:rsid="001810cd" officeooo:paragraph-rsid="001810cd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810cd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rnel building</text:h>
      <text:p text:style-name="Text_20_body"><text:span text:style-name="T1">1. </text:span>First install Git and the build dependencies:<text:tab/></text:p>
      <text:p text:style-name="P1"><text:tab/><text:tab/>sudo apt-get install git bc</text:p>
      <text:p text:style-name="P1"/>
      <text:p text:style-name="P3">2. Next get the sources, :</text:p>
      <text:p text:style-name="P1"><text:tab/><text:tab/>git clone --depth=1 <text:a xlink:type="simple" xlink:href="https://github.com/raspberrypi/linux">https://github.com/raspberrypi/linux</text:a></text:p>
      <text:p text:style-name="P1"/>
      <text:p text:style-name="P1"/>
      <text:p text:style-name="P3">3. Run the following commands, depending on your Raspberry Pi version.</text:p>
      <text:h text:style-name="Heading_20_3" text:outline-level="3">Raspberry Pi 1, Pi 0, Pi 0W, and Compute Module default build configuration</text:h>
      <text:p text:style-name="P1">cd linux</text:p>
      <text:p text:style-name="P1">KERNEL=kernel</text:p>
      <text:p text:style-name="P1">make bcmrpi_defconfig</text:p>
      <text:p text:style-name="P1"/>
      <text:h text:style-name="P4" text:outline-level="3">Raspberry Pi 2, Pi 3, and Compute Module 3 default build configuration</text:h>
      <text:p text:style-name="P1">cd linux</text:p>
      <text:p text:style-name="P1">KERNEL=kernel7</text:p>
      <text:p text:style-name="P1">make bcm2709_defconfig</text:p>
      <text:p text:style-name="P1"/>
      <text:p text:style-name="P1"/>
      <text:p text:style-name="P1"/>
      <text:h text:style-name="P5" text:outline-level="2">Cross-compiling</text:h>
      <text:p text:style-name="P2"><text:span text:style-name="T1">1.</text:span>Install toolchain</text:p>
      <text:p text:style-name="P3">Use the following command to download the toolchain to the home folder:</text:p>
      <text:p text:style-name="P1"><text:tab/><text:tab/>git clone https://github.com/raspberrypi/tools ~/tools</text:p>
      <text:p text:style-name="P1"/>
      <text:p text:style-name="P1"/>
      <text:p text:style-name="P1">Updating the $PATH environment variable makes the system aware of file locations needed for cross-compilation. On a <text:span text:style-name="T2">32-bit</text:span> host system you can update and reload it using:</text:p>
      <text:p text:style-name="P1"/>
      <text:p text:style-name="P1">echo PATH=\$PATH:~/tools/arm-bcm2708/gcc-linaro-arm-linux-gnueabihf-raspbian/bin &gt;&gt; ~/.bashrc</text:p>
      <text:p text:style-name="P1">source ~/.bashrc</text:p>
      <text:p text:style-name="P1"/>
      <text:p text:style-name="P1">If you are on a 64-bit host system, you should use:</text:p>
      <text:p text:style-name="P1"/>
      <text:p text:style-name="P1">echo PATH=\$PATH:~/tools/arm-bcm2708/gcc-linaro-arm-linux-gnueabihf-raspbian-x64/bin &gt;&gt; ~/.bashrc</text:p>
      <text:p text:style-name="P1">source ~/.bashrc</text:p>
      <text:p text:style-name="P1"/>
      <text:p text:style-name="P1"/>
      <text:p text:style-name="P1"/>
      <text:p text:style-name="P1"/>
      <text:p text:style-name="P1"><text:soft-page-break/></text:p>
      <text:h text:style-name="P4" text:outline-level="3">Build sources</text:h>
      <text:p text:style-name="P3">To build the sources for cross-compilation, there may be extra dependencies beyond those you've installed by default with Ubuntu. If you find you need other things, please submit a pull request to change the documentation.</text:p>
      <text:p text:style-name="Text_20_body">Enter the following commands to build the sources and Device Tree files:</text:p>
      <text:p text:style-name="Text_20_body">For Pi 1, Pi 0, Pi 0 W, or Compute Module:</text:p>
      <text:p text:style-name="P1">cd linux</text:p>
      <text:p text:style-name="P1">KERNEL=kernel</text:p>
      <text:p text:style-name="P1">make ARCH=arm CROSS_COMPILE=arm-linux-gnueabihf- bcmrpi_defconfig</text:p>
      <text:p text:style-name="P1"/>
      <text:p text:style-name="P1">For Pi 2, Pi 3, or Compute Module 3:</text:p>
      <text:p text:style-name="P1"/>
      <text:p text:style-name="P1"/>
      <text:p text:style-name="P1">cd linux</text:p>
      <text:p text:style-name="P1">KERNEL=kernel7</text:p>
      <text:p text:style-name="P1">make ARCH=arm CROSS_COMPILE=arm-linux-gnueabihf- bcm2709_defconfig</text:p>
      <text:p text:style-name="P1"/>
      <text:p text:style-name="P1"/>
      <text:p text:style-name="P1"/>
      <text:p text:style-name="P1">make ARCH=arm CROSS_COMPILE=arm-linux-gnueabihf- zImage modules dtbs</text:p>
      <text:p text:style-name="P1"/>
      <text:p text:style-name="P1"><text:span text:style-name="Strong_20_Emphasis">Note</text:span>: To speed up compilation on multiprocessor systems, and get some improvement on single processor ones, use <text:span text:style-name="Source_20_Text">-j n</text:span>, where n is the number of processors * 1.5. Alternatively, feel free to experiment and see what works!</text:p>
      <text:p text:style-name="P1"/>
      <text:p text:style-name="P1"/>
      <text:p text:style-name="P1"/>
      <text:p text:style-name="P1"/>
      <text:p text:style-name="P1"/>
      <text:h text:style-name="P4" text:outline-level="3">Install directly onto the SD card</text:h>
      <text:p text:style-name="P3">Having built the kernel, you need to copy it onto your Raspberry Pi and install the modules; this is best done directly using an SD card reader.</text:p>
      <text:p text:style-name="Text_20_body">First, use <text:span text:style-name="Source_20_Text">lsblk</text:span> before and after plugging in your SD card to identify it. You should end up with something like this:</text:p>
      <text:p text:style-name="P6"><text:span text:style-name="Source_20_Text">sdb</text:span></text:p>
      <text:p text:style-name="Preformatted_20_Text"><text:span text:style-name="Source_20_Text"><text:s text:c="3"/>sdb1</text:span></text:p>
      <text:p text:style-name="P7"><text:span text:style-name="Source_20_Text"><text:s text:c="3"/>sdb2</text:span></text:p>
      <text:p text:style-name="Text_20_body">with <text:span text:style-name="Source_20_Text">sdb1</text:span> being the FAT (boot) partition, and <text:span text:style-name="Source_20_Text">sdb2</text:span> being the ext4 filesystem (root) partition.</text:p>
      <text:p text:style-name="Text_20_body">If it's a NOOBS card, you should see something like this:</text:p>
      <text:p text:style-name="Preformatted_20_Text"><text:span text:style-name="Source_20_Text">sdb</text:span></text:p>
      <text:p text:style-name="Preformatted_20_Text"><text:span text:style-name="Source_20_Text"><text:s text:c="2"/>sdb1</text:span></text:p>
      <text:p text:style-name="Preformatted_20_Text"><text:span text:style-name="Source_20_Text"><text:s text:c="2"/>sdb2</text:span></text:p>
      <text:p text:style-name="Preformatted_20_Text"><text:span text:style-name="Source_20_Text"><text:s text:c="2"/>sdb5</text:span></text:p>
      <text:p text:style-name="Preformatted_20_Text"><text:soft-page-break/><text:span text:style-name="Source_20_Text"><text:s text:c="2"/>sdb6</text:span></text:p>
      <text:p text:style-name="P7"><text:span text:style-name="Source_20_Text"><text:s text:c="2"/>sdb7</text:span></text:p>
      <text:p text:style-name="Text_20_body">with <text:span text:style-name="Source_20_Text">sdb6</text:span> being the FAT (boot) partition, and <text:span text:style-name="Source_20_Text">sdb7</text:span> being the ext4 filesystem (root) partition.</text:p>
      <text:p text:style-name="Text_20_body">Mount these first, adjusting the partition numbers for NOOBS cards:</text:p>
      <text:p text:style-name="Preformatted_20_Text"><text:span text:style-name="Source_20_Text"><text:tab/>mkdir mnt</text:span></text:p>
      <text:p text:style-name="Preformatted_20_Text"><text:span text:style-name="Source_20_Text"><text:tab/>mkdir mnt/fat32</text:span></text:p>
      <text:p text:style-name="Preformatted_20_Text"><text:span text:style-name="Source_20_Text"><text:tab/>mkdir mnt/ext4</text:span></text:p>
      <text:p text:style-name="Preformatted_20_Text"><text:span text:style-name="Source_20_Text"><text:tab/>sudo mount /dev/sdb1 mnt/fat32</text:span></text:p>
      <text:p text:style-name="P7"><text:span text:style-name="Source_20_Text"><text:tab/>sudo mount /dev/sdb2 mnt/ext4</text:span></text:p>
      <text:p text:style-name="Text_20_body">Next, install the modules:</text:p>
      <text:p text:style-name="P7"><text:span text:style-name="Source_20_Text"><text:tab/>sudo make ARCH=arm CROSS_COMPILE=arm-linux-gnueabihf- INSTALL_MOD_PATH=mnt/ext4 modules_install</text:span></text:p>
      <text:p text:style-name="Text_20_body">Finally, copy the kernel and Device Tree blobs onto the SD card, making sure to back up your old kernel:</text:p>
      <text:p text:style-name="Preformatted_20_Text"><text:span text:style-name="Source_20_Text"><text:tab/>sudo cp mnt/fat32/$KERNEL.img mnt/fat32/$KERNEL-backup.img</text:span></text:p>
      <text:p text:style-name="Preformatted_20_Text"><text:span text:style-name="Source_20_Text"><text:tab/>sudo cp arch/arm/boot/zImage mnt/fat32/$KERNEL.img</text:span></text:p>
      <text:p text:style-name="Preformatted_20_Text"><text:span text:style-name="Source_20_Text"><text:tab/>sudo cp arch/arm/boot/dts/*.dtb mnt/fat32/</text:span></text:p>
      <text:p text:style-name="Preformatted_20_Text"><text:span text:style-name="Source_20_Text"><text:tab/>sudo cp arch/arm/boot/dts/overlays/*.dtb* mnt/fat32/overlays/</text:span></text:p>
      <text:p text:style-name="Preformatted_20_Text"><text:span text:style-name="Source_20_Text"><text:tab/>sudo cp arch/arm/boot/dts/overlays/README mnt/fat32/overlays/</text:span></text:p>
      <text:p text:style-name="Preformatted_20_Text"><text:span text:style-name="Source_20_Text"><text:tab/>sudo umount mnt/fat32</text:span></text:p>
      <text:p text:style-name="P7"><text:span text:style-name="Source_20_Text"><text:tab/>sudo umount mnt/ext4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0:43:33.389199553</meta:creation-date>
    <dc:date>2017-11-28T10:53:16.686995328</dc:date>
    <meta:editing-duration>P0D</meta:editing-duration>
    <meta:editing-cycles>1</meta:editing-cycles>
    <meta:document-statistic meta:table-count="0" meta:image-count="0" meta:object-count="0" meta:page-count="3" meta:paragraph-count="68" meta:word-count="452" meta:character-count="3233" meta:non-whitespace-character-count="2814"/>
    <meta:generator>LibreOffice/4.2.8.2$Linux_X86_64 LibreOffice_project/420m0$Build-2</meta:generator>
  </office:meta>
</office:document-meta>
</file>